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45c4" officeooo:paragraph-rsid="001145c4"/>
    </style:style>
    <style:style style:name="P2" style:family="paragraph" style:parent-style-name="Standard">
      <style:paragraph-properties fo:text-align="center" style:justify-single-word="false"/>
      <style:text-properties officeooo:rsid="001145c4" officeooo:paragraph-rsid="001145c4"/>
    </style:style>
    <style:style style:name="P3" style:family="paragraph" style:parent-style-name="Standard">
      <style:text-properties officeooo:rsid="001145c4" officeooo:paragraph-rsid="0013a540"/>
    </style:style>
    <style:style style:name="P4" style:family="paragraph" style:parent-style-name="Standard">
      <style:text-properties officeooo:rsid="0011c39b" officeooo:paragraph-rsid="0011c39b"/>
    </style:style>
    <style:style style:name="P5" style:family="paragraph" style:parent-style-name="Standard">
      <style:text-properties officeooo:rsid="0013a540" officeooo:paragraph-rsid="0013a540"/>
    </style:style>
    <style:style style:name="P6" style:family="paragraph" style:parent-style-name="Standard">
      <style:text-properties fo:font-size="10pt" officeooo:rsid="0011c39b" officeooo:paragraph-rsid="0013a540" style:font-size-asian="10pt" style:font-size-complex="10pt"/>
    </style:style>
    <style:style style:name="P7" style:family="paragraph" style:parent-style-name="Standard">
      <style:text-properties fo:font-size="10pt" officeooo:rsid="0013a540" officeooo:paragraph-rsid="0013a540" style:font-size-asian="10pt" style:font-size-complex="10pt"/>
    </style:style>
    <style:style style:name="T1" style:family="text">
      <style:text-properties officeooo:rsid="001145c4"/>
    </style:style>
    <style:style style:name="T2" style:family="text">
      <style:text-properties officeooo:rsid="0011c39b"/>
    </style:style>
    <style:style style:name="T3" style:family="text">
      <style:text-properties officeooo:rsid="0013a5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thical Reasoning Tends to Associate Nearby Judgements<text:line-break/><text:span text:style-name="T1">W</text:span>ith Usual Implied Meaning</text:p>
      <text:p text:style-name="P2">by Sven Nilsen, 2018</text:p>
      <text:p text:style-name="P1"/>
      <text:p text:style-name="P3">Using the theory of ethics as rational reasoning with granular judgements about the world, I prove the following: When an ethical judgement `E(A)` is <text:span text:style-name="T3">much </text:span>closer to `E(A ∧ B)` than `E(A ∧ ¬B)` and the statements `A` and `B` are used in many different contexts, <text:span text:style-name="T3">it is more likely that</text:span> `A <text:span text:style-name="T2">=</text:span> B` <text:span text:style-name="T3">than </text:span>`A <text:span text:style-name="T2">=</text:span> ¬B`.</text:p>
      <text:p text:style-name="P1"/>
      <text:p text:style-name="P4">For example, the word “summer” in some countries is usually meant to imply “not cold”, because a summer that is not cold is judged to be closer to judgements about summers in general. This is true whether people think of cold summers as a good or bad thing.</text:p>
      <text:p text:style-name="P4"/>
      <text:p text:style-name="P4">The reason is that “summer” and “not cold” are used in many different contexts where the probability bias varies significantly. Overall, this means that the confidence factor falls within a normalized range (between 0 and 1) in more cases for closer judgements when the probability bias varies. Since the judgement is that “summers are not cold” is closer to the judgement of “summer” than the judgement of “summers are cold”, <text:span text:style-name="T3">when somebody says “summer” they usually also mean “not cold”.</text:span></text:p>
      <text:p text:style-name="P4"/>
      <text:p text:style-name="P5">This was proven numerically using the following Dyon program:</text:p>
      <text:p text:style-name="P4"/>
      <text:p text:style-name="P6"><text:span text:style-name="T3">fn main() {</text:span></text:p>
      <text:p text:style-name="P7"><text:s text:c="4"/>n := 10</text:p>
      <text:p text:style-name="P7"><text:s text:c="4"/>println(all i n+1, j n+1, k n+1 {</text:p>
      <text:p text:style-name="P7"><text:s text:c="8"/>e_a := i/n</text:p>
      <text:p text:style-name="P7"><text:s text:c="8"/>e_a_and_b := j/n</text:p>
      <text:p text:style-name="P7"><text:s text:c="8"/>e_a_and_not_b := k/n</text:p>
      <text:p text:style-name="P7"/>
      <text:p text:style-name="P7"><text:s text:c="8"/>c_a_eq_b := \(p_b_given_a: f64) = 1 - (grab e_a - e_a_and_b) /</text:p>
      <text:p text:style-name="P7"><text:s text:c="12"/>(p_b_given_a * (grab e_a_and_b) + (1 - p_b_given_a) * (grab e_a_and_not_b) - grab e_a_and_b)</text:p>
      <text:p text:style-name="P7"><text:s text:c="8"/>c_a_eq_not_b := \(p_b_given_a: f64) = 1 - (grab e_a - e_a_and_not_b) /</text:p>
      <text:p text:style-name="P7"><text:s text:c="12"/>(p_b_given_a * (grab e_a_and_b) + (1 - p_b_given_a) * (grab e_a_and_not_b) - grab e_a_and_not_b)</text:p>
      <text:p text:style-name="P7"/>
      <text:p text:style-name="P7"><text:s text:c="8"/>sum_prob_c_a_eq_b := sum i n+1 {if prob(\c_a_eq_b(i/n)) {1} else {0}}</text:p>
      <text:p text:style-name="P7"><text:s text:c="8"/>sum_prob_c_a_eq_not_b := sum i n+1 {if prob(\c_a_eq_not_b(i/n)) {1} else {0}}</text:p>
      <text:p text:style-name="P7"><text:s text:c="8"/>if sum_prob_c_a_eq_b &gt; sum_prob_c_a_eq_not_b {</text:p>
      <text:p text:style-name="P7"><text:s text:c="12"/>abs(e_a - e_a_and_b) &lt; abs(e_a - e_a_and_not_b)</text:p>
      <text:p text:style-name="P7"><text:s text:c="8"/>} else if sum_prob_c_a_eq_b &lt; sum_prob_c_a_eq_not_b {</text:p>
      <text:p text:style-name="P7"><text:s text:c="12"/>abs(e_a - e_a_and_b) &gt; abs(e_a - e_a_and_not_b)</text:p>
      <text:p text:style-name="P7"><text:s text:c="8"/>} else {</text:p>
      <text:p text:style-name="P7"><text:s text:c="12"/>true</text:p>
      <text:p text:style-name="P7"><text:s text:c="8"/>}</text:p>
      <text:p text:style-name="P7"><text:s text:c="4"/>})</text:p>
      <text:p text:style-name="P7">}</text:p>
      <text:p text:style-name="P7"/>
      <text:p text:style-name="P7">prob(x: f64) = (x &gt;= 0) &amp;&amp; (x &lt;= 1)</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4T18:18:29.191024000</meta:creation-date>
    <dc:date>2018-03-24T18:50:27.129609000</dc:date>
    <meta:editing-duration>P0D</meta:editing-duration>
    <meta:editing-cycles>1</meta:editing-cycles>
    <meta:document-statistic meta:table-count="0" meta:image-count="0" meta:object-count="0" meta:page-count="1" meta:paragraph-count="28" meta:word-count="348" meta:character-count="2181" meta:non-whitespace-character-count="1701"/>
    <meta:generator>LibreOffice/5.1.2.2$MacOSX_X86_64 LibreOffice_project/d3bf12ecb743fc0d20e0be0c58ca359301eb705f</meta:generator>
  </office:meta>
</office:document-meta>
</file>